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IR</text:p>
      <text:p text:style-name="P2"/>
      <text:p text:style-name="P2">Accéder au fichier local → windows+r et « //nas.info.lan »</text:p>
      <text:p text:style-name="P2">identifiants = <text:a xlink:type="simple" xlink:href="mailto:jcarrot@info.lan" text:style-name="Internet_20_link" text:visited-style-name="Visited_20_Internet_20_Link">jcarrot@info.lan</text:a></text:p>
      <text:p text:style-name="P2"><text:tab/><text:tab/>Ytreza432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18T13:04:30</meta:creation-date>
    <meta:document-statistic meta:table-count="0" meta:image-count="0" meta:object-count="0" meta:page-count="1" meta:paragraph-count="4" meta:word-count="15" meta:character-count="106"/>
    <dc:date>2021-10-18T13:59:50</dc:date>
    <dc:creator>Jordan </dc:creator>
    <meta:editing-duration>PT40M</meta:editing-duration>
    <meta:editing-cycles>1</meta:editing-cycles>
    <meta:generator>OpenOffice/4.1.7$Unix OpenOffice.org_project/417m1$Build-9800</meta:generator>
  </office:meta>
</office:document-meta>
</file>